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1.797cm"/>
    </style:style>
    <style:style style:name="co9" style:family="table-column">
      <style:table-column-properties fo:break-before="auto" style:column-width="1.224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4" style:family="table-cell" style:parent-style-name="Default">
      <style:table-cell-properties fo:background-color="#001f1f" style:cell-protect="none" style:print-content="tru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3e3e" style:cell-protect="none" style:print-content="tru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3e3e" style:cell-protect="none" style:print-content="true"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cell-protect="none" style:print-content="true"/>
    </style:style>
    <style:style style:name="ce15" style:family="table-cell" style:parent-style-name="Default">
      <style:table-cell-properties fo:background-color="#e8e8e8" style:cell-protect="none" style:print-content="true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e8e8e8" style:cell-protect="none" style:print-content="true" style:text-align-source="fix" style:repeat-content="false"/>
      <style:paragraph-properties fo:text-align="center" fo:margin-left="0cm"/>
      <style:text-properties style:use-window-font-color="true"/>
    </style:style>
    <style:style style:name="ce21" style:family="table-cell" style:parent-style-name="Default">
      <style:table-cell-properties fo:background-color="#003e3e" style:cell-protect="none" style:print-content="true" style:text-align-source="fix" style:repeat-content="false"/>
      <style:paragraph-properties fo:text-align="center" fo:margin-left="0cm"/>
      <style:text-properties fo:color="#7f7f7f"/>
    </style:style>
    <style:style style:name="ce22" style:family="table-cell" style:parent-style-name="Default">
      <style:table-cell-properties fo:background-color="#e8e8e8" style:cell-protect="protected" style:print-content="true" style:text-align-source="fix" style:repeat-content="false"/>
      <style:paragraph-properties fo:text-align="center" fo:margin-left="0cm"/>
      <style:text-properties fo:color="#666666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77" style:family="table-cell" style:parent-style-name="Default" style:data-style-name="N81">
      <style:table-cell-properties style:text-align-source="fix" style:repeat-content="false" fo:border="0.06pt solid #000000"/>
      <style:paragraph-properties fo:text-align="end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>
      <style:table-cell-properties fo:background-color="#d4ea6b" style:text-align-source="fix" style:repeat-content="false" fo:border="0.06pt solid #000000"/>
      <style:paragraph-properties fo:text-align="end" fo:margin-left="0cm"/>
    </style:style>
    <style:style style:name="ce79" style:family="table-cell" style:parent-style-name="Default">
      <style:table-cell-properties fo:background-color="#ff6d6d" style:text-align-source="fix" style:repeat-content="false" fo:border="0.06pt solid #000000"/>
      <style:paragraph-properties fo:text-align="end" fo:margin-left="0cm"/>
    </style:style>
    <style:style style:name="ce80" style:family="table-cell" style:parent-style-name="Default" style:data-style-name="N81">
      <style:table-cell-properties fo:background-color="#d4ea6b" style:text-align-source="fix" style:repeat-content="false" fo:border="0.06pt solid #000000"/>
      <style:paragraph-properties fo:text-align="end" fo:margin-left="0cm"/>
    </style:style>
    <style:style style:name="ce81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cm"/>
    </style:style>
    <style:style style:name="ce82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ackground-color="#d4ea6b" fo:border="0.06pt solid #000000"/>
    </style:style>
    <style:style style:name="ce84" style:family="table-cell" style:parent-style-name="Default">
      <style:table-cell-properties fo:background-color="#ff6d6d" fo:border="0.06pt solid #000000"/>
    </style:style>
    <style:style style:name="ce85" style:family="table-cell" style:parent-style-name="Default">
      <style:table-cell-properties fo:background-color="#b2b2b2" fo:border="0.06pt solid #000000"/>
    </style:style>
    <style:style style:name="ce86" style:family="table-cell" style:parent-style-name="Default">
      <style:table-cell-properties fo:background-color="#d4ea6b"/>
    </style:style>
    <style:style style:name="ce87" style:family="table-cell" style:parent-style-name="Default">
      <style:table-cell-properties fo:background-color="#ff6d6d"/>
    </style:style>
    <style:style style:name="ce88" style:family="table-cell" style:parent-style-name="Default">
      <style:table-cell-properties fo:background-color="#b2b2b2"/>
    </style: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onsolas"/>
    </style:style>
    <style:style style:name="ce5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6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5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65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Consolas"/>
    </style:style>
    <style:style style:name="ce66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67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8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5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93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96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onsolas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/>
    </style:style>
    <style:style style:name="ce19" style:family="table-cell" style:parent-style-name="Default" style:data-style-name="N81">
      <style:table-cell-properties style:text-align-source="fix" style:repeat-content="false"/>
      <style:paragraph-properties fo:text-align="start" fo:margin-left="0cm"/>
      <style:text-properties style:font-name="Consolas"/>
    </style:style>
    <style:style style:name="ce4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cm"/>
      <style:text-properties style:font-name="Consolas"/>
    </style:style>
    <style:style style:name="ce4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/>
    </style:style>
    <style:style style:name="ce2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cm"/>
      <style:text-properties style:font-name="Consolas"/>
    </style:style>
    <style:style style:name="ce10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10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nsolas"/>
    </style:style>
    <style:style style:name="ce1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60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onsolas"/>
    </style:style>
    <style:style style:name="ce115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116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ze (Bytes)&quot;;&quot;End (Bytes)&quot;)" table:allow-empty-cell="false" table:display-list="unsorted" table:base-cell-address="'Kernel Memory map'.D3">
          <table:error-message table:message-type="stop" table:display="true"/>
        </table:content-validation>
        <table:content-validation table:name="val2" table:condition="of:cell-content-is-in-list(&quot;Size (KBytes)&quot;;&quot;End (KBytes)&quot;)" table:allow-empty-cell="false" table:display-list="unsorted" table:base-cell-address="'Kernel Memory map'.K3">
          <table:error-message table:message-type="stop" table:display="true"/>
        </table:content-validation>
      </table:content-validations>
      <table:table table:name="Kernel Memory map" table:style-name="ta1">
        <table:shapes>
          <draw:frame draw:z-index="0" draw:style-name="gr1" draw:text-style-name="P1" svg:width="5.708cm" svg:height="18.779cm" svg:x="38.878cm" svg:y="0.789cm">
            <draw:object draw:notify-on-update-of-ranges="'Kernel Memory map'.H3:'Kernel Memory map'.H3 'Kernel Memory map'.M3:'Kernel Memory map'.M3 'Kernel Memory map'.H4:'Kernel Memory map'.H4 'Kernel Memory map'.M4:'Kernel Memory map'.M4 'Kernel Memory map'.H5:'Kernel Memory map'.H5 'Kernel Memory map'.M5:'Kernel Memory map'.M5 'Kernel Memory map'.H6:'Kernel Memory map'.H6 'Kernel Memory map'.M6:'Kernel Memory map'.M6 'Kernel Memory map'.H6:'Kernel Memory map'.H6 'Kernel Memory map'.M7:'Kernel Memory map'.M7 'Kernel Memory map'.H7:'Kernel Memory map'.H7 'Kernel Memory map'.M8:'Kernel Memory map'.M8 'Kernel Memory map'.H8:'Kernel Memory map'.H8 'Kernel Memory map'.M9:'Kernel Memory map'.M9 'Kernel Memory map'.H9:'Kernel Memory map'.H9 'Kernel Memory map'.M10:'Kernel Memory map'.M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5.312cm" svg:height="18.205cm" svg:x="32.862cm" svg:y="0.985cm">
            <draw:object draw:notify-on-update-of-ranges="'Kernel Memory map'.A3:'Kernel Memory map'.A3 'Kernel Memory map'.F3:'Kernel Memory map'.F3 'Kernel Memory map'.A4:'Kernel Memory map'.A4 'Kernel Memory map'.F4:'Kernel Memory map'.F4 'Kernel Memory map'.A5:'Kernel Memory map'.A5 'Kernel Memory map'.F5:'Kernel Memory map'.F5 'Kernel Memory map'.A6:'Kernel Memory map'.A6 'Kernel Memory map'.F6:'Kernel Memory map'.F6 'Kernel Memory map'.A7:'Kernel Memory map'.A7 'Kernel Memory map'.F7:'Kernel Memory map'.F7 'Kernel Memory map'.A8:'Kernel Memory map'.A8 'Kernel Memory map'.F8:'Kernel Memory map'.F8 'Kernel Memory map'.A9:'Kernel Memory map'.A9 'Kernel Memory map'.F9:'Kernel Memory map'.F9 'Kernel Memory map'.A10:'Kernel Memory map'.A10 'Kernel Memory map'.F10:'Kernel Memory map'.F10 'Kernel Memory map'.A11:'Kernel Memory map'.A11 'Kernel Memory map'.F11:'Kernel Memory map'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2" table:number-columns-repeated="7" table:default-cell-style-name="ce11"/>
        <table:table-column table:style-name="co4" table:default-cell-style-name="ce11"/>
        <table:table-column table:style-name="co2" table:number-columns-repeated="16373" table:default-cell-style-name="ce11"/>
        <table:table-row table:style-name="ro1">
          <table:table-cell table:style-name="ce4" office:value-type="string" calcext:value-type="string" table:number-columns-spanned="6" table:number-rows-spanned="1">
            <text:p>Virtual memory regions</text:p>
          </table:table-cell>
          <table:covered-table-cell table:number-columns-repeated="5" table:style-name="ce6"/>
          <table:table-cell/>
          <table:table-cell table:style-name="ce4" office:value-type="string" calcext:value-type="string" table:number-columns-spanned="6" table:number-rows-spanned="1">
            <text:p>Physical memory regions</text:p>
          </table:table-cell>
          <table:covered-table-cell table:number-columns-repeated="5" table:style-name="ce6"/>
          <table:table-cell table:number-columns-repeated="16371"/>
        </table:table-row>
        <table:table-row table:style-name="ro2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rt (Hex)</text:p>
          </table:table-cell>
          <table:table-cell table:style-name="ce6" office:value-type="string" calcext:value-type="string">
            <text:p>Value (Hex)</text:p>
          </table:table-cell>
          <table:table-cell table:style-name="ce6" office:value-type="string" calcext:value-type="string">
            <text:p>What value</text:p>
          </table:table-cell>
          <table:table-cell table:style-name="ce21" office:value-type="string" calcext:value-type="string">
            <text:p>End (Hex)</text:p>
          </table:table-cell>
          <table:table-cell table:style-name="ce21" office:value-type="string" calcext:value-type="string">
            <text:p>Size (kB)</text:p>
          </table:table-cell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rt (Hex)</text:p>
          </table:table-cell>
          <table:table-cell table:style-name="ce6" office:value-type="string" calcext:value-type="string">
            <text:p>Value (Dec)</text:p>
          </table:table-cell>
          <table:table-cell table:style-name="ce6" office:value-type="string" calcext:value-type="string">
            <text:p>What value</text:p>
          </table:table-cell>
          <table:table-cell table:style-name="ce21" office:value-type="string" calcext:value-type="string">
            <text:p>End (Hex)</text:p>
          </table:table-cell>
          <table:table-cell table:style-name="ce21" office:value-type="string" calcext:value-type="string">
            <text:p>Size (kB)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Null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FFF</text:p>
          </table:table-cell>
          <table:table-cell table:style-name="ce16" table:content-validation-name="val1" office:value-type="string" calcext:value-type="string">
            <text:p>End (Bytes)</text:p>
          </table:table-cell>
          <table:table-cell table:style-name="ce22" table:formula="of:=DEC2HEX(IF([.D3] = &quot;Size (Bytes)&quot;; (HEX2DEC([.B3])+HEX2DEC([.C3]) - 1);HEX2DEC([.C3])))" office:value-type="string" office:string-value="FFF" calcext:value-type="string">
            <text:p>FFF</text:p>
          </table:table-cell>
          <table:table-cell table:style-name="ce22" table:formula="of:=(HEX2DEC([.E3]) - HEX2DEC([.B3]) + 1)/1024"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Boot0 IVT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content-validation-name="val2" office:value-type="string" calcext:value-type="string">
            <text:p>Size (KBytes)</text:p>
          </table:table-cell>
          <table:table-cell table:style-name="ce22" table:formula="of:=DEC2HEX(IF([.K3] = &quot;Size (KBytes)&quot;; (HEX2DEC([.I3])+([.J3]*1024) - 1);(HEX2DEC([.J3]))))" office:value-type="string" office:string-value="FFF" calcext:value-type="string">
            <text:p>FFF</text:p>
          </table:table-cell>
          <table:table-cell table:style-name="ce22" table:formula="of:=(HEX2DEC([.L3]) - HEX2DEC([.I3]) + 1)/1024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Kernel data</text:p>
          </table:table-cell>
          <table:table-cell table:style-name="ce15" office:value-type="string" calcext:value-type="string">
            <text:p>C0000000</text:p>
          </table:table-cell>
          <table:table-cell table:style-name="ce15" office:value-type="float" office:value="45000" calcext:value-type="float">
            <text:p>45000</text:p>
          </table:table-cell>
          <table:table-cell table:style-name="ce16" table:content-validation-name="val1" office:value-type="string" calcext:value-type="string">
            <text:p>Size (Bytes)</text:p>
          </table:table-cell>
          <table:table-cell table:style-name="ce22" table:formula="of:=DEC2HEX(IF([.D4] = &quot;Size (Bytes)&quot;; (HEX2DEC([.B4])+HEX2DEC([.C4]) - 1);HEX2DEC([.C4])))" office:value-type="string" office:string-value="C0044FFF" calcext:value-type="string">
            <text:p>C0044FFF</text:p>
          </table:table-cell>
          <table:table-cell table:style-name="ce22" table:formula="of:=(HEX2DEC([.E4]) - HEX2DEC([.B4]) + 1)/1024" office:value-type="float" office:value="276" calcext:value-type="float">
            <text:p>276</text:p>
          </table:table-cell>
          <table:table-cell/>
          <table:table-cell table:style-name="ce9" office:value-type="string" calcext:value-type="string">
            <text:p>GDT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content-validation-name="val2" office:value-type="string" calcext:value-type="string">
            <text:p>Size (KBytes)</text:p>
          </table:table-cell>
          <table:table-cell table:style-name="ce22" table:formula="of:=DEC2HEX(IF([.K4] = &quot;Size (KBytes)&quot;; (HEX2DEC([.I4])+([.J4]*1024) - 1);(HEX2DEC([.J4]))))" office:value-type="string" office:string-value="1FFF" calcext:value-type="string">
            <text:p>1FFF</text:p>
          </table:table-cell>
          <table:table-cell table:style-name="ce22" table:formula="of:=(HEX2DEC([.L4]) - HEX2DEC([.I4]) + 1)/1024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Unused</text:p>
          </table:table-cell>
          <table:table-cell table:style-name="ce15" table:formula="of:=DEC2HEX(HEX2DEC([.E4])+1)" office:value-type="string" office:string-value="C0045000" calcext:value-type="string">
            <text:p>C0045000</text:p>
          </table:table-cell>
          <table:table-cell table:style-name="ce15" table:formula="of:=DEC2HEX(HEX2DEC([.B6])-1)" office:value-type="string" office:string-value="C009FFFF" calcext:value-type="string">
            <text:p>C009FFFF</text:p>
          </table:table-cell>
          <table:table-cell table:style-name="ce16" table:content-validation-name="val1" office:value-type="string" calcext:value-type="string">
            <text:p>End (Bytes)</text:p>
          </table:table-cell>
          <table:table-cell table:style-name="ce22" table:formula="of:=DEC2HEX(IF([.D5] = &quot;Size (Bytes)&quot;; (HEX2DEC([.B5])+HEX2DEC([.C5]) - 1);HEX2DEC([.C5])))" office:value-type="string" office:string-value="C009FFFF" calcext:value-type="string">
            <text:p>C009FFFF</text:p>
          </table:table-cell>
          <table:table-cell table:style-name="ce22" table:formula="of:=(HEX2DEC([.E5]) - HEX2DEC([.B5]) + 1)/1024" office:value-type="float" office:value="364" calcext:value-type="float">
            <text:p>364</text:p>
          </table:table-cell>
          <table:table-cell/>
          <table:table-cell table:style-name="ce9" office:value-type="string" calcext:value-type="string">
            <text:p>Boot Info</text:p>
          </table:table-cell>
          <table:table-cell table:style-name="ce15" table:formula="of:=DEC2HEX(HEX2DEC([.L4])+1)" office:value-type="string" office:string-value="2000" calcext:value-type="string">
            <text:p>2000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content-validation-name="val2" office:value-type="string" calcext:value-type="string">
            <text:p>Size (KBytes)</text:p>
          </table:table-cell>
          <table:table-cell table:style-name="ce22" table:formula="of:=DEC2HEX(IF([.K5] = &quot;Size (KBytes)&quot;; (HEX2DEC([.I5])+([.J5]*1024) - 1);(HEX2DEC([.J5]))))" office:value-type="string" office:string-value="2FFF" calcext:value-type="string">
            <text:p>2FFF</text:p>
          </table:table-cell>
          <table:table-cell table:style-name="ce22" table:formula="of:=(HEX2DEC([.L5]) - HEX2DEC([.I5]) + 1)/1024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Bios data</text:p>
          </table:table-cell>
          <table:table-cell table:style-name="ce15" office:value-type="string" calcext:value-type="string">
            <text:p>C00A0000</text:p>
          </table:table-cell>
          <table:table-cell table:style-name="ce15" office:value-type="string" calcext:value-type="string">
            <text:p>C00FFFFF</text:p>
          </table:table-cell>
          <table:table-cell table:style-name="ce16" table:content-validation-name="val1" office:value-type="string" calcext:value-type="string">
            <text:p>End (Bytes)</text:p>
          </table:table-cell>
          <table:table-cell table:style-name="ce22" table:formula="of:=DEC2HEX(IF([.D6] = &quot;Size (Bytes)&quot;; (HEX2DEC([.B6])+HEX2DEC([.C6]) - 1);HEX2DEC([.C6])))" office:value-type="string" office:string-value="C00FFFFF" calcext:value-type="string">
            <text:p>C00FFFFF</text:p>
          </table:table-cell>
          <table:table-cell table:style-name="ce22" table:formula="of:=(HEX2DEC([.E6]) - HEX2DEC([.B6]) + 1)/1024" office:value-type="float" office:value="384" calcext:value-type="float">
            <text:p>384</text:p>
          </table:table-cell>
          <table:table-cell/>
          <table:table-cell table:style-name="ce9" office:value-type="string" calcext:value-type="string">
            <text:p>User stack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6" table:content-validation-name="val2" office:value-type="string" calcext:value-type="string">
            <text:p>Size (KBytes)</text:p>
          </table:table-cell>
          <table:table-cell table:style-name="ce22" table:formula="of:=DEC2HEX(IF([.K6] = &quot;Size (KBytes)&quot;; (HEX2DEC([.I6])+([.J6]*1024) - 1);(HEX2DEC([.J6]))))" office:value-type="string" office:string-value="22FFF" calcext:value-type="string">
            <text:p>22FFF</text:p>
          </table:table-cell>
          <table:table-cell table:style-name="ce22" table:formula="of:=(HEX2DEC([.L6]) - HEX2DEC([.I6]) + 1)/1024" office:value-type="float" office:value="128" calcext:value-type="float">
            <text:p>128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Kernel img</text:p>
          </table:table-cell>
          <table:table-cell table:style-name="ce15" office:value-type="string" calcext:value-type="string">
            <text:p>C0100000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ce16" table:content-validation-name="val1" office:value-type="string" calcext:value-type="string">
            <text:p>Size (Bytes)</text:p>
          </table:table-cell>
          <table:table-cell table:style-name="ce22" table:formula="of:=DEC2HEX(IF([.D7] = &quot;Size (Bytes)&quot;; (HEX2DEC([.B7])+HEX2DEC([.C7]) - 1);HEX2DEC([.C7])))" office:value-type="string" office:string-value="C01FFFFF" calcext:value-type="string">
            <text:p>C01FFFFF</text:p>
          </table:table-cell>
          <table:table-cell table:style-name="ce22" table:formula="of:=(HEX2DEC([.E7]) - HEX2DEC([.B7]) + 1)/1024" office:value-type="float" office:value="1024" calcext:value-type="float">
            <text:p>1024</text:p>
          </table:table-cell>
          <table:table-cell/>
          <table:table-cell table:style-name="ce9" office:value-type="string" calcext:value-type="string">
            <text:p>Kernel stack</text:p>
          </table:table-cell>
          <table:table-cell table:style-name="ce15" office:value-type="float" office:value="23000" calcext:value-type="float">
            <text:p>23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6" table:content-validation-name="val2" office:value-type="string" calcext:value-type="string">
            <text:p>Size (KBytes)</text:p>
          </table:table-cell>
          <table:table-cell table:style-name="ce22" table:formula="of:=DEC2HEX(IF([.K7] = &quot;Size (KBytes)&quot;; (HEX2DEC([.I7])+([.J7]*1024) - 1);(HEX2DEC([.J7]))))" office:value-type="string" office:string-value="42FFF" calcext:value-type="string">
            <text:p>42FFF</text:p>
          </table:table-cell>
          <table:table-cell table:style-name="ce22" table:formula="of:=(HEX2DEC([.L7]) - HEX2DEC([.I7]) + 1)/1024" office:value-type="float" office:value="128" calcext:value-type="float">
            <text:p>128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Static alloc</text:p>
          </table:table-cell>
          <table:table-cell table:style-name="ce15" table:formula="of:=DEC2HEX(HEX2DEC([.E7])+1)" office:value-type="string" office:string-value="C0200000" calcext:value-type="string">
            <text:p>C0200000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ce16" table:content-validation-name="val1" office:value-type="string" calcext:value-type="string">
            <text:p>Size (Bytes)</text:p>
          </table:table-cell>
          <table:table-cell table:style-name="ce22" table:formula="of:=DEC2HEX(IF([.D8] = &quot;Size (Bytes)&quot;; (HEX2DEC([.B8])+HEX2DEC([.C8]) - 1);HEX2DEC([.C8])))" office:value-type="string" office:string-value="C02FFFFF" calcext:value-type="string">
            <text:p>C02FFFFF</text:p>
          </table:table-cell>
          <table:table-cell table:style-name="ce22" table:formula="of:=(HEX2DEC([.E8]) - HEX2DEC([.B8]) + 1)/1024" office:value-type="float" office:value="1024" calcext:value-type="float">
            <text:p>1024</text:p>
          </table:table-cell>
          <table:table-cell/>
          <table:table-cell table:style-name="ce9" office:value-type="string" calcext:value-type="string">
            <text:p>Free (min)</text:p>
          </table:table-cell>
          <table:table-cell table:style-name="ce15" office:value-type="float" office:value="43000" calcext:value-type="float">
            <text:p>43000</text:p>
          </table:table-cell>
          <table:table-cell table:style-name="ce15" office:value-type="string" calcext:value-type="string">
            <text:p>7FFFF</text:p>
          </table:table-cell>
          <table:table-cell table:style-name="ce16" table:content-validation-name="val2" office:value-type="string" calcext:value-type="string">
            <text:p>End (KBytes)</text:p>
          </table:table-cell>
          <table:table-cell table:style-name="ce22" table:formula="of:=DEC2HEX(IF([.K8] = &quot;Size (KBytes)&quot;; (HEX2DEC([.I8])+([.J8]*1024) - 1);(HEX2DEC([.J8]))))" office:value-type="string" office:string-value="7FFFF" calcext:value-type="string">
            <text:p>7FFFF</text:p>
          </table:table-cell>
          <table:table-cell table:style-name="ce22" table:formula="of:=(HEX2DEC([.L8]) - HEX2DEC([.I8]) + 1)/1024" office:value-type="float" office:value="244" calcext:value-type="float">
            <text:p>244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Heap</text:p>
          </table:table-cell>
          <table:table-cell table:style-name="ce15" table:formula="of:=DEC2HEX(HEX2DEC([.E8])+1)" office:value-type="string" office:string-value="C0300000" calcext:value-type="string">
            <text:p>C0300000</text:p>
          </table:table-cell>
          <table:table-cell table:style-name="ce15" table:formula="of:=DEC2HEX(10*1024*1024)" office:value-type="string" office:string-value="A00000" calcext:value-type="string">
            <office:annotation draw:style-name="gr2" draw:text-style-name="P3" svg:width="2.899cm" svg:height="1.799cm" svg:x="7.74cm" svg:y="2.396cm" draw:caption-point-x="-0.61cm" draw:caption-point-y="1.51cm">
              <dc:date>2023-09-04T00:00:00</dc:date>
              <text:p text:style-name="P2"><text:span text:style-name="T1">Actually around 512 MB.</text:span></text:p>
            </office:annotation>
            <text:p>A00000</text:p>
          </table:table-cell>
          <table:table-cell table:style-name="ce16" table:content-validation-name="val1" office:value-type="string" calcext:value-type="string">
            <text:p>Size (Bytes)</text:p>
          </table:table-cell>
          <table:table-cell table:style-name="ce22" table:formula="of:=DEC2HEX(IF([.D9] = &quot;Size (Bytes)&quot;; (HEX2DEC([.B9])+HEX2DEC([.C9]) - 1);HEX2DEC([.C9])))" office:value-type="string" office:string-value="C0CFFFFF" calcext:value-type="string">
            <text:p>C0CFFFFF</text:p>
          </table:table-cell>
          <table:table-cell table:style-name="ce22" table:formula="of:=(HEX2DEC([.E9]) - HEX2DEC([.B9]) + 1)/1024" office:value-type="float" office:value="10240" calcext:value-type="float">
            <text:p>10240</text:p>
          </table:table-cell>
          <table:table-cell/>
          <table:table-cell table:style-name="ce9" office:value-type="string" calcext:value-type="string">
            <text:p>Free (ext)</text:p>
          </table:table-cell>
          <table:table-cell table:style-name="ce15" office:value-type="float" office:value="80000" calcext:value-type="float">
            <text:p>80000</text:p>
          </table:table-cell>
          <table:table-cell table:style-name="ce15" office:value-type="string" calcext:value-type="string">
            <text:p>9FBFF</text:p>
          </table:table-cell>
          <table:table-cell table:style-name="ce16" table:content-validation-name="val2" office:value-type="string" calcext:value-type="string">
            <text:p>End (KBytes)</text:p>
          </table:table-cell>
          <table:table-cell table:style-name="ce22" table:formula="of:=DEC2HEX(IF([.K9] = &quot;Size (KBytes)&quot;; (HEX2DEC([.I9])+([.J9]*1024) - 1);(HEX2DEC([.J9]))))" office:value-type="string" office:string-value="9FBFF" calcext:value-type="string">
            <text:p>9FBFF</text:p>
          </table:table-cell>
          <table:table-cell table:style-name="ce22" table:formula="of:=(HEX2DEC([.L9]) - HEX2DEC([.I9]) + 1)/1024" office:value-type="float" office:value="127" calcext:value-type="float">
            <text:p>127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Temp mapping</text:p>
          </table:table-cell>
          <table:table-cell table:style-name="ce15" office:value-type="string" calcext:value-type="string">
            <text:p>FF800000</text:p>
          </table:table-cell>
          <table:table-cell table:style-name="ce15" office:value-type="string" calcext:value-type="string">
            <text:p>FFBFFFFF</text:p>
          </table:table-cell>
          <table:table-cell table:style-name="ce16" table:content-validation-name="val1" office:value-type="string" calcext:value-type="string">
            <text:p>End (Bytes)</text:p>
          </table:table-cell>
          <table:table-cell table:style-name="ce22" table:formula="of:=DEC2HEX(IF([.D10] = &quot;Size (Bytes)&quot;; (HEX2DEC([.B10])+HEX2DEC([.C10]) - 1);HEX2DEC([.C10])))" office:value-type="string" office:string-value="FFBFFFFF" calcext:value-type="string">
            <text:p>FFBFFFFF</text:p>
          </table:table-cell>
          <table:table-cell table:style-name="ce22" table:formula="of:=(HEX2DEC([.E10]) - HEX2DEC([.B10]) + 1)/1024" office:value-type="float" office:value="4096" calcext:value-type="float">
            <text:p>4096</text:p>
          </table:table-cell>
          <table:table-cell/>
          <table:table-cell table:style-name="Default" table:number-columns-repeated="6"/>
          <table:table-cell table:number-columns-repeated="16371"/>
        </table:table-row>
        <table:table-row table:style-name="ro2">
          <table:table-cell table:style-name="ce9" office:value-type="string" calcext:value-type="string">
            <text:p>Recursive map</text:p>
          </table:table-cell>
          <table:table-cell table:style-name="ce15" office:value-type="string" calcext:value-type="string">
            <text:p>FFC00000</text:p>
          </table:table-cell>
          <table:table-cell table:style-name="ce15" office:value-type="string" calcext:value-type="string">
            <text:p>FFFFFFFF</text:p>
          </table:table-cell>
          <table:table-cell table:style-name="ce16" table:content-validation-name="val1" office:value-type="string" calcext:value-type="string">
            <text:p>End (Bytes)</text:p>
          </table:table-cell>
          <table:table-cell table:style-name="ce22" table:formula="of:=DEC2HEX(IF([.D11] = &quot;Size (Bytes)&quot;; (HEX2DEC([.B11])+HEX2DEC([.C11]) - 1);HEX2DEC([.C11])))" office:value-type="string" office:string-value="FFFFFFFF" calcext:value-type="string">
            <text:p>FFFFFFFF</text:p>
          </table:table-cell>
          <table:table-cell table:style-name="ce22" table:formula="of:=(HEX2DEC([.E11]) - HEX2DEC([.B11]) + 1)/1024" office:value-type="float" office:value="4096" calcext:value-type="float">
            <text:p>4096</text:p>
          </table:table-cell>
          <table:table-cell table:number-columns-repeated="16378"/>
        </table:table-row>
        <table:table-row table:style-name="ro2" table:number-rows-repeated="5">
          <table:table-cell table:number-columns-repeated="16384"/>
        </table:table-row>
        <table:table-row table:style-name="ro2" table:number-rows-repeated="9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Default" table:number-columns-repeated="6"/>
          <table:table-cell table:number-columns-repeated="16378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ios mem map" table:style-name="ta1">
        <table:table-column table:style-name="co2" table:number-columns-repeated="4" table:default-cell-style-name="ce76"/>
        <table:table-column table:style-name="co2" table:default-cell-style-name="ce82"/>
        <table:table-column table:style-name="co2" table:number-columns-repeated="6" table:default-cell-style-name="Default"/>
        <table:table-row table:style-name="ro2">
          <table:table-cell table:style-name="ce74" office:value-type="string" calcext:value-type="string" table:number-columns-spanned="5" table:number-rows-spanned="1">
            <text:p>Qemu, MEM 10 MB</text:p>
          </table:table-cell>
          <table:covered-table-cell table:number-columns-repeated="4" table:style-name="ce26"/>
          <table:table-cell table:number-columns-repeated="6"/>
        </table:table-row>
        <table:table-row table:style-name="ro2">
          <table:table-cell table:style-name="ce26" office:value-type="string" calcext:value-type="string">
            <text:p>Start</text:p>
          </table:table-cell>
          <table:table-cell table:style-name="ce26" office:value-type="string" calcext:value-type="string">
            <text:p>Length</text:p>
          </table:table-cell>
          <table:table-cell table:style-name="ce26" office:value-type="string" calcext:value-type="string">
            <text:p>End</text:p>
          </table:table-cell>
          <table:table-cell table:style-name="ce26" office:value-type="string" calcext:value-type="string">
            <text:p>Gap</text:p>
          </table:table-cell>
          <table:table-cell table:style-name="ce26" office:value-type="string" calcext:value-type="string">
            <text:p>Type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9FC00</text:p>
          </table:table-cell>
          <table:table-cell table:formula="of:=DEC2HEX(HEX2DEC([.A3])+HEX2DEC([.B3]))" office:value-type="string" office:string-value="9FC00" calcext:value-type="string">
            <text:p>9FC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e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FC00</text:p>
          </table:table-cell>
          <table:table-cell office:value-type="float" office:value="400" calcext:value-type="float">
            <text:p>400</text:p>
          </table:table-cell>
          <table:table-cell table:formula="of:=DEC2HEX(HEX2DEC([.A4])+HEX2DEC([.B4]))" office:value-type="string" office:string-value="A0000" calcext:value-type="string">
            <text:p>A0000</text:p>
          </table:table-cell>
          <table:table-cell table:formula="of:=DEC2HEX(HEX2DEC([.A4])-HEX2DEC([.C3]))" office:value-type="string" office:string-value="0" calcext:value-type="string">
            <text:p>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0000</text:p>
          </table:table-cell>
          <table:table-cell office:value-type="float" office:value="10000" calcext:value-type="float">
            <text:p>10000</text:p>
          </table:table-cell>
          <table:table-cell table:formula="of:=DEC2HEX(HEX2DEC([.A5])+HEX2DEC([.B5]))" office:value-type="string" office:string-value="100000" calcext:value-type="string">
            <text:p>100000</text:p>
          </table:table-cell>
          <table:table-cell table:formula="of:=DEC2HEX(HEX2DEC([.A5])-HEX2DEC([.C4]))" office:value-type="string" office:string-value="50000" calcext:value-type="string">
            <text:p>5000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string" calcext:value-type="string">
            <text:p>8E0000</text:p>
          </table:table-cell>
          <table:table-cell table:formula="of:=DEC2HEX(HEX2DEC([.A6])+HEX2DEC([.B6]))" office:value-type="string" office:string-value="9E0000" calcext:value-type="string">
            <text:p>9E0000</text:p>
          </table:table-cell>
          <table:table-cell table:formula="of:=DEC2HEX(HEX2DEC([.A6])-HEX2DEC([.C5]))" office:value-type="string" office:string-value="0" calcext:value-type="string">
            <text:p>0</text:p>
          </table:table-cell>
          <table:table-cell office:value-type="string" calcext:value-type="string">
            <text:p>Free</text:p>
          </table:table-cell>
          <table:table-cell table:number-columns-repeated="6"/>
        </table:table-row>
        <table:table-row table:style-name="ro2">
          <table:table-cell table:style-name="ce77" office:value-type="string" calcext:value-type="string">
            <text:p>9E0000</text:p>
          </table:table-cell>
          <table:table-cell office:value-type="float" office:value="20000" calcext:value-type="float">
            <text:p>20000</text:p>
          </table:table-cell>
          <table:table-cell table:formula="of:=DEC2HEX(HEX2DEC([.A7])+HEX2DEC([.B7]))" office:value-type="string" office:string-value="A00000" calcext:value-type="string">
            <text:p>A00000</text:p>
          </table:table-cell>
          <table:table-cell table:formula="of:=DEC2HEX(HEX2DEC([.A7])-HEX2DEC([.C6]))" office:value-type="string" office:string-value="0" calcext:value-type="string">
            <text:p>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FFC0000</text:p>
          </table:table-cell>
          <table:table-cell office:value-type="float" office:value="40000" calcext:value-type="float">
            <text:p>40000</text:p>
          </table:table-cell>
          <table:table-cell table:formula="of:=DEC2HEX(HEX2DEC([.A8])+HEX2DEC([.B8]))" office:value-type="string" office:string-value="100000000" calcext:value-type="string">
            <text:p>100000000</text:p>
          </table:table-cell>
          <table:table-cell table:formula="of:=DEC2HEX(HEX2DEC([.A8])-HEX2DEC([.C7]))" office:value-type="string" office:string-value="FF5C0000" calcext:value-type="string">
            <text:p>FF5C000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2">
          <table:table-cell table:style-name="ce52" table:number-columns-repeated="4"/>
          <table:table-cell table:style-name="Default"/>
          <table:table-cell table:number-columns-repeated="6"/>
        </table:table-row>
        <table:table-row table:style-name="ro2">
          <table:table-cell table:style-name="ce74" office:value-type="string" calcext:value-type="string" table:number-columns-spanned="5" table:number-rows-spanned="1">
            <text:p>VirtualBox, MEM 10 MB</text:p>
          </table:table-cell>
          <table:covered-table-cell table:number-columns-repeated="3" table:style-name="ce52"/>
          <table:covered-table-cell table:style-name="Default"/>
          <table:table-cell/>
          <table:table-cell table:style-name="ce74" office:value-type="string" calcext:value-type="string" table:number-columns-spanned="5" table:number-rows-spanned="1">
            <text:p>VirtualBox, MEM 1000 MB</text:p>
          </table:table-cell>
          <table:covered-table-cell table:number-columns-repeated="3" table:style-name="ce52"/>
          <table:covered-table-cell/>
        </table:table-row>
        <table:table-row table:style-name="ro2">
          <table:table-cell table:style-name="ce26" office:value-type="string" calcext:value-type="string">
            <text:p>Start</text:p>
          </table:table-cell>
          <table:table-cell table:style-name="ce26" office:value-type="string" calcext:value-type="string">
            <text:p>Length</text:p>
          </table:table-cell>
          <table:table-cell table:style-name="ce26" office:value-type="string" calcext:value-type="string">
            <text:p>End</text:p>
          </table:table-cell>
          <table:table-cell table:style-name="ce26" office:value-type="string" calcext:value-type="string">
            <text:p>Gap</text:p>
          </table:table-cell>
          <table:table-cell table:style-name="ce26" office:value-type="string" calcext:value-type="string">
            <text:p>Type</text:p>
          </table:table-cell>
          <table:table-cell/>
          <table:table-cell table:style-name="ce26" office:value-type="string" calcext:value-type="string">
            <text:p>Start</text:p>
          </table:table-cell>
          <table:table-cell table:style-name="ce26" office:value-type="string" calcext:value-type="string">
            <text:p>Length</text:p>
          </table:table-cell>
          <table:table-cell table:style-name="ce26" office:value-type="string" calcext:value-type="string">
            <text:p>End</text:p>
          </table:table-cell>
          <table:table-cell table:style-name="ce26" office:value-type="string" calcext:value-type="string">
            <text:p>Gap</text:p>
          </table:table-cell>
          <table:table-cell table:style-name="ce26" office:value-type="string" calcext:value-type="string">
            <text:p>Type</text:p>
          </table:table-cell>
        </table:table-row>
        <table:table-row table:style-name="ro2"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9FC00</text:p>
          </table:table-cell>
          <table:table-cell table:style-name="ce78" table:formula="of:=DEC2HEX(HEX2DEC([.A12])+HEX2DEC([.B12]))" office:value-type="string" office:string-value="9FC00" calcext:value-type="string">
            <text:p>9FC00</text:p>
          </table:table-cell>
          <table:table-cell table:style-name="ce78" office:value-type="string" calcext:value-type="string">
            <text:p>-</text:p>
          </table:table-cell>
          <table:table-cell table:style-name="ce83" office:value-type="string" calcext:value-type="string">
            <text:p>Free</text:p>
          </table:table-cell>
          <table:table-cell table:style-name="ce86"/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9FC00</text:p>
          </table:table-cell>
          <table:table-cell table:style-name="ce78" table:formula="of:=DEC2HEX(HEX2DEC([.G12])+HEX2DEC([.H12]))" office:value-type="string" office:string-value="9FC00" calcext:value-type="string">
            <text:p>9FC00</text:p>
          </table:table-cell>
          <table:table-cell table:style-name="ce78" office:value-type="string" calcext:value-type="string">
            <text:p>-</text:p>
          </table:table-cell>
          <table:table-cell table:style-name="ce83" office:value-type="string" calcext:value-type="string">
            <text:p>Free</text:p>
          </table:table-cell>
        </table:table-row>
        <table:table-row table:style-name="ro2">
          <table:table-cell table:style-name="ce79" office:value-type="string" calcext:value-type="string">
            <text:p>9FC00</text:p>
          </table:table-cell>
          <table:table-cell table:style-name="ce79" office:value-type="float" office:value="400" calcext:value-type="float">
            <text:p>400</text:p>
          </table:table-cell>
          <table:table-cell table:style-name="ce79" table:formula="of:=DEC2HEX(HEX2DEC([.A13])+HEX2DEC([.B13]))" office:value-type="string" office:string-value="A0000" calcext:value-type="string">
            <text:p>A0000</text:p>
          </table:table-cell>
          <table:table-cell table:style-name="ce79" table:formula="of:=DEC2HEX(HEX2DEC([.A13])-HEX2DEC([.C12]))" office:value-type="string" office:string-value="0" calcext:value-type="string">
            <text:p>0</text:p>
          </table:table-cell>
          <table:table-cell table:style-name="ce84" office:value-type="string" calcext:value-type="string">
            <text:p>Used</text:p>
          </table:table-cell>
          <table:table-cell table:style-name="ce87"/>
          <table:table-cell table:style-name="ce79" office:value-type="string" calcext:value-type="string">
            <text:p>9FC00</text:p>
          </table:table-cell>
          <table:table-cell table:style-name="ce79" office:value-type="float" office:value="400" calcext:value-type="float">
            <text:p>400</text:p>
          </table:table-cell>
          <table:table-cell table:style-name="ce79" table:formula="of:=DEC2HEX(HEX2DEC([.G13])+HEX2DEC([.H13]))" office:value-type="string" office:string-value="A0000" calcext:value-type="string">
            <text:p>A0000</text:p>
          </table:table-cell>
          <table:table-cell table:style-name="ce79" table:formula="of:=DEC2HEX(HEX2DEC([.G13])-HEX2DEC([.I12]))" office:value-type="string" office:string-value="0" calcext:value-type="string">
            <text:p>0</text:p>
          </table:table-cell>
          <table:table-cell table:style-name="ce84" office:value-type="string" calcext:value-type="string">
            <text:p>Used</text:p>
          </table:table-cell>
        </table:table-row>
        <table:table-row table:style-name="ro2">
          <table:table-cell table:style-name="ce79" office:value-type="string" calcext:value-type="string">
            <text:p>F0000</text:p>
          </table:table-cell>
          <table:table-cell table:style-name="ce79" office:value-type="float" office:value="10000" calcext:value-type="float">
            <text:p>10000</text:p>
          </table:table-cell>
          <table:table-cell table:style-name="ce79" table:formula="of:=DEC2HEX(HEX2DEC([.A14])+HEX2DEC([.B14]))" office:value-type="string" office:string-value="100000" calcext:value-type="string">
            <text:p>100000</text:p>
          </table:table-cell>
          <table:table-cell table:style-name="ce79" table:formula="of:=DEC2HEX(HEX2DEC([.A14])-HEX2DEC([.C13]))" office:value-type="string" office:string-value="50000" calcext:value-type="string">
            <text:p>50000</text:p>
          </table:table-cell>
          <table:table-cell table:style-name="ce84" office:value-type="string" calcext:value-type="string">
            <text:p>Used</text:p>
          </table:table-cell>
          <table:table-cell table:style-name="ce87"/>
          <table:table-cell table:style-name="ce79" office:value-type="string" calcext:value-type="string">
            <text:p>F0000</text:p>
          </table:table-cell>
          <table:table-cell table:style-name="ce79" office:value-type="float" office:value="10000" calcext:value-type="float">
            <text:p>10000</text:p>
          </table:table-cell>
          <table:table-cell table:style-name="ce79" table:formula="of:=DEC2HEX(HEX2DEC([.G14])+HEX2DEC([.H14]))" office:value-type="string" office:string-value="100000" calcext:value-type="string">
            <text:p>100000</text:p>
          </table:table-cell>
          <table:table-cell table:style-name="ce79" table:formula="of:=DEC2HEX(HEX2DEC([.G14])-HEX2DEC([.I13]))" office:value-type="string" office:string-value="50000" calcext:value-type="string">
            <text:p>50000</text:p>
          </table:table-cell>
          <table:table-cell table:style-name="ce84" office:value-type="string" calcext:value-type="string">
            <text:p>Used</text:p>
          </table:table-cell>
        </table:table-row>
        <table:table-row table:style-name="ro2">
          <table:table-cell table:style-name="ce78" office:value-type="float" office:value="100000" calcext:value-type="float">
            <text:p>100000</text:p>
          </table:table-cell>
          <table:table-cell table:style-name="ce78" office:value-type="string" calcext:value-type="string">
            <text:p>8F0000</text:p>
          </table:table-cell>
          <table:table-cell table:style-name="ce78" table:formula="of:=DEC2HEX(HEX2DEC([.A15])+HEX2DEC([.B15]))" office:value-type="string" office:string-value="9F0000" calcext:value-type="string">
            <text:p>9F0000</text:p>
          </table:table-cell>
          <table:table-cell table:style-name="ce78" table:formula="of:=DEC2HEX(HEX2DEC([.A15])-HEX2DEC([.C14]))" office:value-type="string" office:string-value="0" calcext:value-type="string">
            <text:p>0</text:p>
          </table:table-cell>
          <table:table-cell table:style-name="ce83" office:value-type="string" calcext:value-type="string">
            <text:p>Free</text:p>
          </table:table-cell>
          <table:table-cell table:style-name="ce86"/>
          <table:table-cell table:style-name="ce78" office:value-type="float" office:value="100000" calcext:value-type="float">
            <text:p>100000</text:p>
          </table:table-cell>
          <table:table-cell table:style-name="ce78" office:value-type="string" calcext:value-type="string">
            <text:p>3E6F0000</text:p>
          </table:table-cell>
          <table:table-cell table:style-name="ce78" table:formula="of:=DEC2HEX(HEX2DEC([.G15])+HEX2DEC([.H15]))" office:value-type="string" office:string-value="3E7F0000" calcext:value-type="string">
            <text:p>3E7F0000</text:p>
          </table:table-cell>
          <table:table-cell table:style-name="ce78" table:formula="of:=DEC2HEX(HEX2DEC([.G15])-HEX2DEC([.I14]))" office:value-type="string" office:string-value="0" calcext:value-type="string">
            <text:p>0</text:p>
          </table:table-cell>
          <table:table-cell table:style-name="ce83" office:value-type="string" calcext:value-type="string">
            <text:p>Free</text:p>
          </table:table-cell>
        </table:table-row>
        <table:table-row table:style-name="ro2">
          <table:table-cell table:style-name="ce80" office:value-type="string" calcext:value-type="string">
            <text:p>9F0000</text:p>
          </table:table-cell>
          <table:table-cell table:style-name="ce78" office:value-type="float" office:value="10000" calcext:value-type="float">
            <text:p>10000</text:p>
          </table:table-cell>
          <table:table-cell table:style-name="ce78" table:formula="of:=DEC2HEX(HEX2DEC([.A16])+HEX2DEC([.B16]))" office:value-type="string" office:string-value="A00000" calcext:value-type="string">
            <text:p>A00000</text:p>
          </table:table-cell>
          <table:table-cell table:style-name="ce78" table:formula="of:=DEC2HEX(HEX2DEC([.A16])-HEX2DEC([.C15]))" office:value-type="string" office:string-value="0" calcext:value-type="string">
            <text:p>0</text:p>
          </table:table-cell>
          <table:table-cell table:style-name="ce83" office:value-type="string" calcext:value-type="string">
            <text:p>Can be used</text:p>
          </table:table-cell>
          <table:table-cell table:style-name="ce86"/>
          <table:table-cell table:style-name="ce80" office:value-type="string" calcext:value-type="string">
            <text:p>3E7F0000</text:p>
          </table:table-cell>
          <table:table-cell table:style-name="ce78" office:value-type="float" office:value="10000" calcext:value-type="float">
            <text:p>10000</text:p>
          </table:table-cell>
          <table:table-cell table:style-name="ce78" table:formula="of:=DEC2HEX(HEX2DEC([.G16])+HEX2DEC([.H16]))" office:value-type="string" office:string-value="3E800000" calcext:value-type="string">
            <text:p>3E800000</text:p>
          </table:table-cell>
          <table:table-cell table:style-name="ce78" table:formula="of:=DEC2HEX(HEX2DEC([.G16])-HEX2DEC([.I15]))" office:value-type="string" office:string-value="0" calcext:value-type="string">
            <text:p>0</text:p>
          </table:table-cell>
          <table:table-cell table:style-name="ce83" office:value-type="string" calcext:value-type="string">
            <text:p>Can be used</text:p>
          </table:table-cell>
        </table:table-row>
        <table:table-row table:style-name="ro2">
          <table:table-cell table:style-name="ce81" office:value-type="string" calcext:value-type="string">
            <text:p>FEC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A17])+HEX2DEC([.B17]))" office:value-type="string" office:string-value="FEC01000" calcext:value-type="string">
            <text:p>FEC01000</text:p>
          </table:table-cell>
          <table:table-cell table:style-name="ce81" table:formula="of:=DEC2HEX(HEX2DEC([.A17])-HEX2DEC([.C16]))" office:value-type="string" office:string-value="FE200000" calcext:value-type="string">
            <text:p>FE200000</text:p>
          </table:table-cell>
          <table:table-cell table:style-name="ce85" office:value-type="string" calcext:value-type="string">
            <text:p>Used</text:p>
          </table:table-cell>
          <table:table-cell table:style-name="ce88"/>
          <table:table-cell table:style-name="ce81" office:value-type="string" calcext:value-type="string">
            <text:p>FEC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G17])+HEX2DEC([.H17]))" office:value-type="string" office:string-value="FEC01000" calcext:value-type="string">
            <text:p>FEC01000</text:p>
          </table:table-cell>
          <table:table-cell table:style-name="ce81" table:formula="of:=DEC2HEX(HEX2DEC([.G17])-HEX2DEC([.I16]))" office:value-type="string" office:string-value="C0400000" calcext:value-type="string">
            <text:p>C0400000</text:p>
          </table:table-cell>
          <table:table-cell table:style-name="ce85" office:value-type="string" calcext:value-type="string">
            <text:p>Used</text:p>
          </table:table-cell>
        </table:table-row>
        <table:table-row table:style-name="ro2">
          <table:table-cell table:style-name="ce81" office:value-type="string" calcext:value-type="string">
            <text:p>FEE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A18])+HEX2DEC([.B18]))" office:value-type="string" office:string-value="FEE01000" calcext:value-type="string">
            <text:p>FEE01000</text:p>
          </table:table-cell>
          <table:table-cell table:style-name="ce81" table:formula="of:=DEC2HEX(HEX2DEC([.A18])-HEX2DEC([.C17]))" office:value-type="string" office:string-value="1FF000" calcext:value-type="string">
            <text:p>1FF000</text:p>
          </table:table-cell>
          <table:table-cell table:style-name="ce85" office:value-type="string" calcext:value-type="string">
            <text:p>Used</text:p>
          </table:table-cell>
          <table:table-cell table:style-name="ce88"/>
          <table:table-cell table:style-name="ce81" office:value-type="string" calcext:value-type="string">
            <text:p>FEE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G18])+HEX2DEC([.H18]))" office:value-type="string" office:string-value="FEE01000" calcext:value-type="string">
            <text:p>FEE01000</text:p>
          </table:table-cell>
          <table:table-cell table:style-name="ce81" table:formula="of:=DEC2HEX(HEX2DEC([.G18])-HEX2DEC([.I17]))" office:value-type="string" office:string-value="1FF000" calcext:value-type="string">
            <text:p>1FF000</text:p>
          </table:table-cell>
          <table:table-cell table:style-name="ce85" office:value-type="string" calcext:value-type="string">
            <text:p>Used</text:p>
          </table:table-cell>
        </table:table-row>
        <table:table-row table:style-name="ro2">
          <table:table-cell table:style-name="ce81" office:value-type="string" calcext:value-type="string">
            <text:p>FFFC0000</text:p>
          </table:table-cell>
          <table:table-cell table:style-name="ce81" office:value-type="float" office:value="40000" calcext:value-type="float">
            <text:p>40000</text:p>
          </table:table-cell>
          <table:table-cell table:style-name="ce81" table:formula="of:=DEC2HEX(HEX2DEC([.A19])+HEX2DEC([.B19]))" office:value-type="string" office:string-value="100000000" calcext:value-type="string">
            <text:p>100000000</text:p>
          </table:table-cell>
          <table:table-cell table:style-name="ce81" table:formula="of:=DEC2HEX(HEX2DEC([.A19])-HEX2DEC([.C18]))" office:value-type="string" office:string-value="11BF000" calcext:value-type="string">
            <text:p>11BF000</text:p>
          </table:table-cell>
          <table:table-cell table:style-name="ce85" office:value-type="string" calcext:value-type="string">
            <text:p>Used</text:p>
          </table:table-cell>
          <table:table-cell table:style-name="ce88"/>
          <table:table-cell table:style-name="ce81" office:value-type="string" calcext:value-type="string">
            <text:p>FFFC0000</text:p>
          </table:table-cell>
          <table:table-cell table:style-name="ce81" office:value-type="float" office:value="40000" calcext:value-type="float">
            <text:p>40000</text:p>
          </table:table-cell>
          <table:table-cell table:style-name="ce81" table:formula="of:=DEC2HEX(HEX2DEC([.G19])+HEX2DEC([.H19]))" office:value-type="string" office:string-value="100000000" calcext:value-type="string">
            <text:p>100000000</text:p>
          </table:table-cell>
          <table:table-cell table:style-name="ce81" table:formula="of:=DEC2HEX(HEX2DEC([.G19])-HEX2DEC([.I18]))" office:value-type="string" office:string-value="11BF000" calcext:value-type="string">
            <text:p>11BF000</text:p>
          </table:table-cell>
          <table:table-cell table:style-name="ce85" office:value-type="string" calcext:value-type="string">
            <text:p>Used</text:p>
          </table:table-cell>
        </table:table-row>
      </table:table>
      <table:table table:name="Sheet1" table:style-name="ta1">
        <table:table-column table:style-name="co5" table:default-cell-style-name="ce1"/>
        <table:table-column table:style-name="co6" table:default-cell-style-name="ce2"/>
        <table:table-column table:style-name="co2" table:default-cell-style-name="ce28"/>
        <table:table-column table:style-name="co7" table:default-cell-style-name="ce17"/>
        <table:table-column table:style-name="co8" table:default-cell-style-name="ce10"/>
        <table:table-column table:style-name="co2" table:default-cell-style-name="ce28"/>
        <table:table-column table:style-name="co9" table:default-cell-style-name="ce38"/>
        <table:table-column table:style-name="co2" table:number-columns-repeated="1017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58" office:value-type="string" calcext:value-type="string" table:number-columns-spanned="1" table:number-rows-spanned="7">
            <text:p>3.78MB</text:p>
          </table:table-cell>
          <table:table-cell table:style-name="ce29" office:value-type="string" calcext:value-type="string" table:number-columns-spanned="1" table:number-rows-spanned="7">
            <text:p>Kernel (not loaded by Boot1)</text:p>
          </table:table-cell>
          <table:table-cell table:style-name="ce18" office:value-type="string" calcext:value-type="string">
            <text:p>3FFFFF</text:p>
          </table:table-cell>
          <table:table-cell table:style-name="ce20" office:value-type="string" calcext:value-type="string">
            <text:p>C03FFFFF</text:p>
          </table:table-cell>
          <table:table-cell table:style-name="ce106" office:value-type="string" calcext:value-type="string" table:number-columns-spanned="1" table:number-rows-spanned="10">
            <text:p>kernel</text:p>
          </table:table-cell>
          <table:table-cell table:style-name="ce111" office:value-type="string" calcext:value-type="string" table:number-columns-spanned="1" table:number-rows-spanned="10">
            <text:p>3.8MB</text:p>
          </table:table-cell>
          <table:table-cell table:number-columns-repeated="1017"/>
        </table:table-row>
        <table:table-row table:style-name="ro2">
          <table:table-cell/>
          <table:covered-table-cell table:style-name="ce58"/>
          <table:covered-table-cell table:style-name="ce31"/>
          <table:table-cell table:style-name="ce18"/>
          <table:table-cell table:style-name="ce20"/>
          <table:covered-table-cell table:style-name="ce106"/>
          <table:covered-table-cell table:style-name="ce111"/>
          <table:table-cell table:number-columns-repeated="1017"/>
        </table:table-row>
        <table:table-row table:style-name="ro2">
          <table:table-cell/>
          <table:covered-table-cell table:style-name="ce58"/>
          <table:covered-table-cell table:style-name="ce31"/>
          <table:table-cell table:style-name="ce18"/>
          <table:table-cell table:style-name="ce20"/>
          <table:covered-table-cell table:style-name="ce106"/>
          <table:covered-table-cell table:style-name="ce111"/>
          <table:table-cell table:number-columns-repeated="1017"/>
        </table:table-row>
        <table:table-row table:style-name="ro2">
          <table:table-cell/>
          <table:covered-table-cell table:style-name="ce58"/>
          <table:covered-table-cell table:style-name="ce31"/>
          <table:table-cell table:style-name="ce18"/>
          <table:table-cell table:style-name="ce20"/>
          <table:covered-table-cell table:style-name="ce106"/>
          <table:covered-table-cell table:style-name="ce111"/>
          <table:table-cell table:number-columns-repeated="1017"/>
        </table:table-row>
        <table:table-row table:style-name="ro2">
          <table:table-cell/>
          <table:covered-table-cell table:style-name="ce58"/>
          <table:covered-table-cell table:style-name="ce31"/>
          <table:table-cell table:style-name="ce18"/>
          <table:table-cell table:style-name="ce20"/>
          <table:covered-table-cell table:style-name="ce106"/>
          <table:covered-table-cell table:style-name="ce111"/>
          <table:table-cell table:number-columns-repeated="1017"/>
        </table:table-row>
        <table:table-row table:style-name="ro2">
          <table:table-cell/>
          <table:covered-table-cell table:style-name="ce58"/>
          <table:covered-table-cell table:style-name="ce31"/>
          <table:table-cell table:style-name="ce18"/>
          <table:table-cell table:style-name="ce20"/>
          <table:covered-table-cell table:style-name="ce106"/>
          <table:covered-table-cell table:style-name="ce111"/>
          <table:table-cell table:number-columns-repeated="1017"/>
        </table:table-row>
        <table:table-row table:style-name="ro2">
          <table:table-cell/>
          <table:covered-table-cell table:style-name="ce58"/>
          <table:covered-table-cell table:style-name="ce31"/>
          <table:table-cell table:style-name="ce18" office:value-type="float" office:value="39000" calcext:value-type="float">
            <text:p>39000</text:p>
          </table:table-cell>
          <table:table-cell table:style-name="ce20"/>
          <table:covered-table-cell table:style-name="ce106"/>
          <table:covered-table-cell table:style-name="ce111"/>
          <table:table-cell table:number-columns-repeated="1017"/>
        </table:table-row>
        <table:table-row table:style-name="ro2">
          <table:table-cell/>
          <table:table-cell table:style-name="ce58" office:value-type="string" calcext:value-type="string" table:number-columns-spanned="1" table:number-rows-spanned="3">
            <text:p>64KB</text:p>
          </table:table-cell>
          <table:table-cell table:style-name="ce32" office:value-type="string" calcext:value-type="string" table:number-columns-spanned="1" table:number-rows-spanned="3">
            <text:p>Kernel loaded by Boot1</text:p>
          </table:table-cell>
          <table:table-cell table:style-name="ce18" office:value-type="string" calcext:value-type="string">
            <text:p>38FFF</text:p>
          </table:table-cell>
          <table:table-cell table:style-name="ce20"/>
          <table:covered-table-cell table:style-name="ce106"/>
          <table:covered-table-cell table:style-name="ce111"/>
          <table:table-cell table:number-columns-repeated="1017"/>
        </table:table-row>
        <table:table-row table:style-name="ro2">
          <table:table-cell/>
          <table:covered-table-cell table:style-name="ce58"/>
          <table:covered-table-cell table:style-name="ce31"/>
          <table:table-cell table:style-name="ce18"/>
          <table:table-cell table:style-name="ce20"/>
          <table:covered-table-cell table:style-name="ce106"/>
          <table:covered-table-cell table:style-name="ce111"/>
          <table:table-cell table:number-columns-repeated="1017"/>
        </table:table-row>
        <table:table-row table:style-name="ro2">
          <table:table-cell/>
          <table:covered-table-cell table:style-name="ce58"/>
          <table:covered-table-cell table:style-name="ce31"/>
          <table:table-cell office:value-type="float" office:value="29000" calcext:value-type="float">
            <text:p>29000</text:p>
          </table:table-cell>
          <table:table-cell table:style-name="ce20" office:value-type="string" calcext:value-type="string">
            <text:p>C0029000</text:p>
          </table:table-cell>
          <table:covered-table-cell table:style-name="ce106"/>
          <table:covered-table-cell table:style-name="ce111"/>
          <table:table-cell table:number-columns-repeated="1017"/>
        </table:table-row>
        <table:table-row table:style-name="ro2">
          <table:table-cell/>
          <table:table-cell table:style-name="ce59" office:value-type="string" calcext:value-type="string" table:number-columns-spanned="1" table:number-rows-spanned="3">
            <text:p>4KB</text:p>
          </table:table-cell>
          <table:table-cell table:style-name="ce75" office:value-type="string" calcext:value-type="string" table:number-columns-spanned="1" table:number-rows-spanned="3">
            <text:p>Free</text:p>
          </table:table-cell>
          <table:table-cell table:style-name="ce18" office:value-type="string" calcext:value-type="string">
            <text:p>28FFF</text:p>
          </table:table-cell>
          <table:table-cell table:style-name="ce20" office:value-type="string" calcext:value-type="string">
            <text:p>C0028FFF</text:p>
          </table:table-cell>
          <table:table-cell table:style-name="ce75" office:value-type="string" calcext:value-type="string" table:number-columns-spanned="1" table:number-rows-spanned="3">
            <text:p>Guard Page</text:p>
          </table:table-cell>
          <table:table-cell table:style-name="ce112" office:value-type="string" calcext:value-type="string" table:number-columns-spanned="1" table:number-rows-spanned="3">
            <text:p>4KB</text:p>
          </table:table-cell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75"/>
          <table:table-cell table:style-name="ce18"/>
          <table:table-cell table:style-name="ce20"/>
          <table:covered-table-cell table:style-name="ce75"/>
          <table:covered-table-cell table:style-name="ce112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75"/>
          <table:table-cell office:value-type="float" office:value="28000" calcext:value-type="float">
            <text:p>28000</text:p>
          </table:table-cell>
          <table:table-cell table:style-name="ce20" office:value-type="string" calcext:value-type="string">
            <text:p>C0028000</text:p>
          </table:table-cell>
          <table:covered-table-cell table:style-name="ce75"/>
          <table:covered-table-cell table:style-name="ce112"/>
          <table:table-cell table:number-columns-repeated="1017"/>
        </table:table-row>
        <table:table-row table:style-name="ro2">
          <table:table-cell/>
          <table:table-cell table:style-name="ce62" office:value-type="string" calcext:value-type="string" table:number-columns-spanned="1" table:number-rows-spanned="13">
            <text:p>128KB</text:p>
          </table:table-cell>
          <table:table-cell table:style-name="ce89" office:value-type="string" calcext:value-type="string" table:number-columns-spanned="1" table:number-rows-spanned="13">
            <text:p>Boot1 </text:p>
          </table:table-cell>
          <table:table-cell table:style-name="ce18" office:value-type="string" calcext:value-type="string">
            <text:p>27FFF</text:p>
          </table:table-cell>
          <table:table-cell table:style-name="ce20" office:value-type="string" calcext:value-type="string">
            <text:p>C0027FFF</text:p>
          </table:table-cell>
          <table:table-cell table:style-name="ce89" office:value-type="string" calcext:value-type="string" table:number-columns-spanned="1" table:number-rows-spanned="23">
            <text:p>Kernel Stack</text:p>
          </table:table-cell>
          <table:table-cell table:style-name="ce65" office:value-type="string" calcext:value-type="string" table:number-columns-spanned="1" table:number-rows-spanned="23">
            <text:p>148KB</text:p>
          </table:table-cell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5"/>
          <table:table-cell table:style-name="ce18"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5"/>
          <table:table-cell table:style-name="ce18"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5"/>
          <table:table-cell table:style-name="ce18"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5"/>
          <table:table-cell table:style-name="ce18"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5"/>
          <table:table-cell table:style-name="ce18"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5"/>
          <table:table-cell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6"/>
          <table:table-cell table:style-name="ce18"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7"/>
          <table:table-cell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7"/>
          <table:table-cell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7"/>
          <table:table-cell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7"/>
          <table:table-cell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7"/>
          <table:table-cell office:value-type="float" office:value="8000" calcext:value-type="float">
            <text:p>8000</text:p>
          </table:table-cell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3">
          <table:table-cell/>
          <table:table-cell table:style-name="ce5" office:value-type="float" office:value="512" calcext:value-type="float">
            <text:p>512</text:p>
          </table:table-cell>
          <table:table-cell table:style-name="ce89" office:value-type="string" calcext:value-type="string">
            <text:p>FAT12 Buffer</text:p>
          </table:table-cell>
          <table:table-cell table:style-name="ce19" office:value-type="string" calcext:value-type="string">
            <text:p>7E00</text:p>
          </table:table-cell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table-cell table:style-name="ce5" office:value-type="float" office:value="512" calcext:value-type="float">
            <text:p>512</text:p>
          </table:table-cell>
          <table:table-cell table:style-name="ce93" office:value-type="string" calcext:value-type="string">
            <text:p>Boot0</text:p>
          </table:table-cell>
          <table:table-cell office:value-type="string" calcext:value-type="string">
            <text:p>7C00</text:p>
          </table:table-cell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table-cell table:style-name="ce62" office:value-type="string" calcext:value-type="string" table:number-columns-spanned="1" table:number-rows-spanned="4">
            <text:p>4KB</text:p>
          </table:table-cell>
          <table:table-cell table:style-name="ce89" office:value-type="string" calcext:value-type="string" table:number-columns-spanned="1" table:number-rows-spanned="4">
            <text:p>Boot0, Boot1 Stack</text:p>
          </table:table-cell>
          <table:table-cell office:value-type="string" calcext:value-type="string">
            <text:p>7BFF</text:p>
          </table:table-cell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93"/>
          <table:table-cell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93"/>
          <table:table-cell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93"/>
          <table:table-cell office:value-type="string" calcext:value-type="string">
            <text:p>6C00</text:p>
          </table:table-cell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table-cell table:style-name="ce65" office:value-type="string" calcext:value-type="string" table:number-columns-spanned="1" table:number-rows-spanned="6">
            <text:p>13KB</text:p>
          </table:table-cell>
          <table:table-cell table:style-name="ce93" office:value-type="string" calcext:value-type="string" table:number-columns-spanned="1" table:number-rows-spanned="6">
            <text:p>Free</text:p>
          </table:table-cell>
          <table:table-cell table:style-name="ce47" office:value-type="string" calcext:value-type="string">
            <text:p>6BFF</text:p>
          </table:table-cell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2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2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2">
          <table:table-cell/>
          <table:covered-table-cell table:style-name="Default"/>
          <table:covered-table-cell table:style-name="ce40"/>
          <table:table-cell table:style-name="ce48"/>
          <table:table-cell table:style-name="ce20" office:value-type="string" calcext:value-type="string">
            <text:p>C0003000</text:p>
          </table:table-cell>
          <table:covered-table-cell table:style-name="ce40"/>
          <table:covered-table-cell table:style-name="Default"/>
          <table:table-cell table:number-columns-repeated="1017"/>
        </table:table-row>
        <table:table-row table:style-name="ro2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table-cell table:style-name="ce54" office:value-type="string" calcext:value-type="string" table:number-columns-spanned="1" table:number-rows-spanned="2">
            <text:p>Guard Page</text:p>
          </table:table-cell>
          <table:table-cell table:style-name="ce61" office:value-type="string" calcext:value-type="string" table:number-columns-spanned="1" table:number-rows-spanned="2">
            <text:p>4KB</text:p>
          </table:table-cell>
          <table:table-cell table:number-columns-repeated="1017"/>
        </table:table-row>
        <table:table-row table:style-name="ro2">
          <table:table-cell/>
          <table:covered-table-cell table:style-name="Default"/>
          <table:covered-table-cell table:style-name="ce40"/>
          <table:table-cell office:value-type="float" office:value="2000" calcext:value-type="float">
            <text:p>2000</text:p>
          </table:table-cell>
          <table:table-cell table:style-name="ce20" office:value-type="string" calcext:value-type="string">
            <text:p>C0002000</text:p>
          </table:table-cell>
          <table:covered-table-cell table:style-name="ce40"/>
          <table:covered-table-cell table:style-name="Default"/>
          <table:table-cell table:number-columns-repeated="1017"/>
        </table:table-row>
        <table:table-row table:style-name="ro2">
          <table:table-cell/>
          <table:table-cell table:style-name="ce65" office:value-type="string" calcext:value-type="string" table:number-columns-spanned="1" table:number-rows-spanned="2">
            <text:p>2KB</text:p>
          </table:table-cell>
          <table:table-cell table:style-name="ce89" office:value-type="string" calcext:value-type="string" table:number-columns-spanned="1" table:number-rows-spanned="2">
            <text:p>BOOT_INFO structure</text:p>
          </table:table-cell>
          <table:table-cell office:value-type="string" calcext:value-type="string">
            <text:p>1FFF</text:p>
          </table:table-cell>
          <table:table-cell table:style-name="ce20" office:value-type="string" calcext:value-type="string">
            <text:p>C00027FF</text:p>
          </table:table-cell>
          <table:table-cell table:style-name="ce89" office:value-type="string" calcext:value-type="string" table:number-columns-spanned="1" table:number-rows-spanned="2">
            <text:p>BOOT_INFO structure</text:p>
          </table:table-cell>
          <table:table-cell table:style-name="ce65" office:value-type="string" calcext:value-type="string" table:number-columns-spanned="1" table:number-rows-spanned="2">
            <text:p>2KB</text:p>
          </table:table-cell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40"/>
          <table:table-cell office:value-type="float" office:value="1800" calcext:value-type="float">
            <text:p>1800</text:p>
          </table:table-cell>
          <table:table-cell table:style-name="ce20" office:value-type="string" calcext:value-type="string">
            <text:p>C0001800</text:p>
          </table:table-cell>
          <table:covered-table-cell table:style-name="ce89"/>
          <table:covered-table-cell table:style-name="ce60"/>
          <table:table-cell table:number-columns-repeated="1017"/>
        </table:table-row>
        <table:table-row table:style-name="ro2">
          <table:table-cell/>
          <table:table-cell table:style-name="ce66" office:value-type="string" calcext:value-type="string" table:number-columns-spanned="1" table:number-rows-spanned="5">
            <text:p>4KB</text:p>
          </table:table-cell>
          <table:table-cell table:style-name="ce95" office:value-type="string" calcext:value-type="string" table:number-columns-spanned="1" table:number-rows-spanned="5">
            <text:p>GDT</text:p>
          </table:table-cell>
          <table:table-cell office:value-type="string" calcext:value-type="string">
            <text:p>17FF</text:p>
          </table:table-cell>
          <table:table-cell table:style-name="ce20" office:value-type="string" calcext:value-type="string">
            <text:p>C00017FF</text:p>
          </table:table-cell>
          <table:table-cell table:style-name="ce95" office:value-type="string" calcext:value-type="string" table:number-columns-spanned="1" table:number-rows-spanned="5">
            <text:p>GDT</text:p>
          </table:table-cell>
          <table:table-cell table:style-name="ce115" office:value-type="string" calcext:value-type="string" table:number-columns-spanned="1" table:number-rows-spanned="5">
            <text:p>4KB</text:p>
          </table:table-cell>
          <table:table-cell table:number-columns-repeated="1017"/>
        </table:table-row>
        <table:table-row table:style-name="ro2">
          <table:table-cell/>
          <table:covered-table-cell table:style-name="ce66"/>
          <table:covered-table-cell table:style-name="ce95"/>
          <table:table-cell/>
          <table:table-cell table:style-name="ce20"/>
          <table:covered-table-cell table:style-name="ce95"/>
          <table:covered-table-cell table:style-name="ce115"/>
          <table:table-cell table:number-columns-repeated="1017"/>
        </table:table-row>
        <table:table-row table:style-name="ro2">
          <table:table-cell/>
          <table:covered-table-cell table:style-name="ce66"/>
          <table:covered-table-cell table:style-name="ce95"/>
          <table:table-cell/>
          <table:table-cell table:style-name="ce20"/>
          <table:covered-table-cell table:style-name="ce95"/>
          <table:covered-table-cell table:style-name="ce115"/>
          <table:table-cell table:number-columns-repeated="1017"/>
        </table:table-row>
        <table:table-row table:style-name="ro2">
          <table:table-cell/>
          <table:covered-table-cell table:style-name="ce66"/>
          <table:covered-table-cell table:style-name="ce95"/>
          <table:table-cell/>
          <table:table-cell table:style-name="ce20"/>
          <table:covered-table-cell table:style-name="ce95"/>
          <table:covered-table-cell table:style-name="ce115"/>
          <table:table-cell table:number-columns-repeated="1017"/>
        </table:table-row>
        <table:table-row table:style-name="ro2">
          <table:table-cell/>
          <table:covered-table-cell table:style-name="ce66"/>
          <table:covered-table-cell table:style-name="ce95"/>
          <table:table-cell office:value-type="float" office:value="800" calcext:value-type="float">
            <text:p>800</text:p>
          </table:table-cell>
          <table:table-cell table:style-name="ce20" office:value-type="string" calcext:value-type="string">
            <text:p>C0000000</text:p>
          </table:table-cell>
          <table:covered-table-cell table:style-name="ce95"/>
          <table:covered-table-cell table:style-name="ce115"/>
          <table:table-cell table:number-columns-repeated="1017"/>
        </table:table-row>
        <table:table-row table:style-name="ro2">
          <table:table-cell/>
          <table:table-cell table:style-name="ce67" office:value-type="string" calcext:value-type="string" table:number-columns-spanned="1" table:number-rows-spanned="4">
            <text:p>2KB</text:p>
          </table:table-cell>
          <table:table-cell table:style-name="ce96" office:value-type="string" calcext:value-type="string" table:number-columns-spanned="1" table:number-rows-spanned="4">
            <text:p>IDT</text:p>
          </table:table-cell>
          <table:table-cell office:value-type="string" calcext:value-type="string">
            <text:p>7FF</text:p>
          </table:table-cell>
          <table:table-cell table:style-name="ce20" office:value-type="string" calcext:value-type="string">
            <text:p>C0000000</text:p>
          </table:table-cell>
          <table:table-cell table:style-name="ce108" office:value-type="string" calcext:value-type="string" table:number-columns-spanned="1" table:number-rows-spanned="4">
            <text:p>IDT</text:p>
          </table:table-cell>
          <table:table-cell table:style-name="ce116" office:value-type="string" calcext:value-type="string" table:number-columns-spanned="1" table:number-rows-spanned="4">
            <text:p>2KB</text:p>
          </table:table-cell>
          <table:table-cell/>
          <table:table-cell table:style-name="ce64"/>
          <table:table-cell table:number-columns-repeated="1015"/>
        </table:table-row>
        <table:table-row table:style-name="ro2">
          <table:table-cell/>
          <table:covered-table-cell table:style-name="ce67"/>
          <table:covered-table-cell table:style-name="ce96"/>
          <table:table-cell/>
          <table:table-cell table:style-name="ce20"/>
          <table:covered-table-cell table:style-name="ce108"/>
          <table:covered-table-cell table:style-name="ce116"/>
          <table:table-cell table:number-columns-repeated="1017"/>
        </table:table-row>
        <table:table-row table:style-name="ro2">
          <table:table-cell/>
          <table:covered-table-cell table:style-name="ce67"/>
          <table:covered-table-cell table:style-name="ce96"/>
          <table:table-cell/>
          <table:table-cell table:style-name="ce20"/>
          <table:covered-table-cell table:style-name="ce108"/>
          <table:covered-table-cell table:style-name="ce116"/>
          <table:table-cell table:number-columns-repeated="1017"/>
        </table:table-row>
        <table:table-row table:style-name="ro2">
          <table:table-cell/>
          <table:covered-table-cell table:style-name="ce67"/>
          <table:covered-table-cell table:style-name="ce96"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C0000000</text:p>
          </table:table-cell>
          <table:covered-table-cell table:style-name="ce108"/>
          <table:covered-table-cell table:style-name="ce116"/>
          <table:table-cell table:number-columns-repeated="1017"/>
        </table:table-row>
        <table:table-row table:style-name="ro2">
          <table:table-cell table:number-columns-repeated="4"/>
          <table:table-cell table:style-name="ce20"/>
          <table:table-cell table:number-columns-repeated="1019"/>
        </table:table-row>
        <table:table-row table:style-name="ro4">
          <table:table-cell/>
          <table:table-cell table:style-name="ce23" office:value-type="string" calcext:value-type="string" table:number-columns-spanned="2" table:number-rows-spanned="1">
            <text:p>Bootloader memory layout</text:p>
          </table:table-cell>
          <table:covered-table-cell table:style-name="ce97"/>
          <table:table-cell table:style-name="ce49"/>
          <table:table-cell table:style-name="Default"/>
          <table:table-cell table:style-name="ce56" office:value-type="string" calcext:value-type="string" table:number-columns-spanned="2" table:number-rows-spanned="1">
            <text:p>kernel memory layout</text:p>
          </table:table-cell>
          <table:covered-table-cell table:style-name="ce69"/>
          <table:table-cell table:number-columns-repeated="1017"/>
        </table:table-row>
        <table:table-row table:style-name="ro2" table:number-rows-repeated="5">
          <table:table-cell/>
          <table:table-cell table:style-name="ce69"/>
          <table:table-cell table:style-name="ce97"/>
          <table:table-cell table:style-name="ce49"/>
          <table:table-cell table:style-name="ce52"/>
          <table:table-cell table:style-name="ce97"/>
          <table:table-cell table:style-name="ce69"/>
          <table:table-cell table:number-columns-repeated="1017"/>
        </table:table-row>
        <table:table-row table:style-name="ro2" table:number-rows-repeated="8">
          <table:table-cell table:number-columns-repeated="2"/>
          <table:table-cell table:style-name="ce97"/>
          <table:table-cell table:style-name="ce49"/>
          <table:table-cell table:style-name="ce52"/>
          <table:table-cell table:number-columns-repeated="1019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Kernel Memory map'.A1:'Kernel Memory map'.F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fraction number:min-integer-digits="0" loext:integer-fraction-delimiter=" KB" number:min-numerator-digits="1" loext:max-numerator-digits="1" number:denominator-value="1024"/>
    </number:number-style>
    <number:number-style style:name="N112">
      <number:fraction number:min-integer-digits="1" loext:integer-fraction-delimiter=" KB" number:min-numerator-digits="1" loext:max-numerator-digits="1" loext:zeros-numerator-digits="1" number:denominator-value="102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8T21:17:42.613432799</meta:creation-date>
    <dc:date>2023-09-04T00:30:56.581739834</dc:date>
    <meta:editing-duration>P3DT23H41M59S</meta:editing-duration>
    <meta:editing-cycles>176</meta:editing-cycles>
    <meta:generator>LibreOffice/7.4.7.2$Linux_X86_64 LibreOffice_project/40$Build-2</meta:generator>
    <meta:document-statistic meta:table-count="3" meta:cell-count="30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20010" number:language="en" number:country="IN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5.313cm" svg:height="18.206cm" xlink:href=".." xlink:type="simple" chart:class="chart:bar" chart:style-name="ch1">
        <chart:title svg:x="0.707cm" svg:y="0.499cm" chart:style-name="ch2">
          <text:p>Kernel virtual mem map</text:p>
        </chart:title>
        <chart:legend chart:legend-position="end" svg:x="3.023cm" svg:y="5.819cm" style:legend-expansion="high" chart:style-name="ch3"/>
        <chart:plot-area chart:style-name="ch4" table:cell-range-address="'Kernel Memory map'.A3:'Kernel Memory map'.A11 'Kernel Memory map'.F3:'Kernel Memory map'.F11" chart:data-source-has-labels="column" svg:x="0.106cm" svg:y="2.146cm" svg:width="2.811cm" svg:height="15.696cm">
          <chart:coordinate-region svg:x="1.23cm" svg:y="2.345cm" svg:width="1.687cm" svg:height="15.2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Kernel Memory map'.F3:'Kernel Memory map'.F3" chart:label-cell-address="'Kernel Memory map'.A3:'Kernel Memory map'.A3" chart:class="chart:bar">
            <chart:data-point/>
          </chart:series>
          <chart:series chart:style-name="ch9" chart:values-cell-range-address="'Kernel Memory map'.F4:'Kernel Memory map'.F4" chart:label-cell-address="'Kernel Memory map'.A4:'Kernel Memory map'.A4" chart:class="chart:bar">
            <chart:data-point/>
          </chart:series>
          <chart:series chart:style-name="ch10" chart:values-cell-range-address="'Kernel Memory map'.F5:'Kernel Memory map'.F5" chart:label-cell-address="'Kernel Memory map'.A5:'Kernel Memory map'.A5" chart:class="chart:bar">
            <chart:data-point/>
          </chart:series>
          <chart:series chart:style-name="ch11" chart:values-cell-range-address="'Kernel Memory map'.F6:'Kernel Memory map'.F6" chart:label-cell-address="'Kernel Memory map'.A6:'Kernel Memory map'.A6" chart:class="chart:bar">
            <chart:data-point/>
          </chart:series>
          <chart:series chart:style-name="ch12" chart:values-cell-range-address="'Kernel Memory map'.F7:'Kernel Memory map'.F7" chart:label-cell-address="'Kernel Memory map'.A7:'Kernel Memory map'.A7" chart:class="chart:bar">
            <chart:data-point/>
          </chart:series>
          <chart:series chart:style-name="ch13" chart:values-cell-range-address="'Kernel Memory map'.F8:'Kernel Memory map'.F8" chart:label-cell-address="'Kernel Memory map'.A8:'Kernel Memory map'.A8" chart:class="chart:bar">
            <chart:data-point/>
          </chart:series>
          <chart:series chart:style-name="ch14" chart:values-cell-range-address="'Kernel Memory map'.F9:'Kernel Memory map'.F9" chart:label-cell-address="'Kernel Memory map'.A9:'Kernel Memory map'.A9" chart:class="chart:bar">
            <chart:data-point/>
          </chart:series>
          <chart:series chart:style-name="ch15" chart:values-cell-range-address="'Kernel Memory map'.F10:'Kernel Memory map'.F10" chart:label-cell-address="'Kernel Memory map'.A10:'Kernel Memory map'.A10" chart:class="chart:bar">
            <chart:data-point/>
          </chart:series>
          <chart:series chart:style-name="ch16" chart:values-cell-range-address="'Kernel Memory map'.F11:'Kernel Memory map'.F11" chart:label-cell-address="'Kernel Memory map'.A11:'Kernel Memory map'.A11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ull</text:p>
                <draw:g>
                  <svg:desc>'Kernel Memory map'.A3:'Kernel Memory map'.A3</svg:desc>
                </draw:g>
              </table:table-cell>
              <table:table-cell office:value-type="float" office:value="4">
                <text:p>4</text:p>
                <draw:g>
                  <svg:desc>'Kernel Memory map'.F3:'Kernel Memory map'.F3</svg:desc>
                </draw:g>
              </table:table-cell>
            </table:table-row>
            <table:table-row>
              <table:table-cell office:value-type="string">
                <text:p>Kernel data</text:p>
                <draw:g>
                  <svg:desc>'Kernel Memory map'.A4:'Kernel Memory map'.A4</svg:desc>
                </draw:g>
              </table:table-cell>
              <table:table-cell office:value-type="float" office:value="276">
                <text:p>276</text:p>
                <draw:g>
                  <svg:desc>'Kernel Memory map'.F4:'Kernel Memory map'.F4</svg:desc>
                </draw:g>
              </table:table-cell>
            </table:table-row>
            <table:table-row>
              <table:table-cell office:value-type="string">
                <text:p>Unused</text:p>
                <draw:g>
                  <svg:desc>'Kernel Memory map'.A5:'Kernel Memory map'.A5</svg:desc>
                </draw:g>
              </table:table-cell>
              <table:table-cell office:value-type="float" office:value="364">
                <text:p>364</text:p>
                <draw:g>
                  <svg:desc>'Kernel Memory map'.F5:'Kernel Memory map'.F5</svg:desc>
                </draw:g>
              </table:table-cell>
            </table:table-row>
            <table:table-row>
              <table:table-cell office:value-type="string">
                <text:p>Bios data</text:p>
                <draw:g>
                  <svg:desc>'Kernel Memory map'.A6:'Kernel Memory map'.A6</svg:desc>
                </draw:g>
              </table:table-cell>
              <table:table-cell office:value-type="float" office:value="384">
                <text:p>384</text:p>
                <draw:g>
                  <svg:desc>'Kernel Memory map'.F6:'Kernel Memory map'.F6</svg:desc>
                </draw:g>
              </table:table-cell>
            </table:table-row>
            <table:table-row>
              <table:table-cell office:value-type="string">
                <text:p>Kernel img</text:p>
                <draw:g>
                  <svg:desc>'Kernel Memory map'.A7:'Kernel Memory map'.A7</svg:desc>
                </draw:g>
              </table:table-cell>
              <table:table-cell office:value-type="float" office:value="1024">
                <text:p>1024</text:p>
                <draw:g>
                  <svg:desc>'Kernel Memory map'.F7:'Kernel Memory map'.F7</svg:desc>
                </draw:g>
              </table:table-cell>
            </table:table-row>
            <table:table-row>
              <table:table-cell office:value-type="string">
                <text:p>Static alloc</text:p>
                <draw:g>
                  <svg:desc>'Kernel Memory map'.A8:'Kernel Memory map'.A8</svg:desc>
                </draw:g>
              </table:table-cell>
              <table:table-cell office:value-type="float" office:value="1024">
                <text:p>1024</text:p>
                <draw:g>
                  <svg:desc>'Kernel Memory map'.F8:'Kernel Memory map'.F8</svg:desc>
                </draw:g>
              </table:table-cell>
            </table:table-row>
            <table:table-row>
              <table:table-cell office:value-type="string">
                <text:p>Heap</text:p>
                <draw:g>
                  <svg:desc>'Kernel Memory map'.A9:'Kernel Memory map'.A9</svg:desc>
                </draw:g>
              </table:table-cell>
              <table:table-cell office:value-type="float" office:value="10240">
                <text:p>10240</text:p>
                <draw:g>
                  <svg:desc>'Kernel Memory map'.F9:'Kernel Memory map'.F9</svg:desc>
                </draw:g>
              </table:table-cell>
            </table:table-row>
            <table:table-row>
              <table:table-cell office:value-type="string">
                <text:p>Temp mapping</text:p>
                <draw:g>
                  <svg:desc>'Kernel Memory map'.A10:'Kernel Memory map'.A10</svg:desc>
                </draw:g>
              </table:table-cell>
              <table:table-cell office:value-type="float" office:value="4096">
                <text:p>4096</text:p>
                <draw:g>
                  <svg:desc>'Kernel Memory map'.F10:'Kernel Memory map'.F10</svg:desc>
                </draw:g>
              </table:table-cell>
            </table:table-row>
            <table:table-row>
              <table:table-cell office:value-type="string">
                <text:p>Recursive map</text:p>
                <draw:g>
                  <svg:desc>'Kernel Memory map'.A11:'Kernel Memory map'.A11</svg:desc>
                </draw:g>
              </table:table-cell>
              <table:table-cell office:value-type="float" office:value="4096">
                <text:p>4096</text:p>
                <draw:g>
                  <svg:desc>'Kernel Memory map'.F11:'Kernel Memory map'.F1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20010" number:language="en" number:country="IN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5.709cm" svg:height="18.78cm" xlink:href=".." xlink:type="simple" chart:class="chart:bar" chart:style-name="ch1">
        <chart:title svg:x="0.879cm" svg:y="0.51cm" chart:style-name="ch2">
          <text:p>Physical mem map (upto 640 KB)</text:p>
        </chart:title>
        <chart:legend chart:legend-position="end" svg:x="3.287cm" svg:y="7.149cm" style:legend-expansion="high" chart:style-name="ch3"/>
        <chart:plot-area chart:style-name="ch4" table:cell-range-address="'Kernel Memory map'.H3:'Kernel Memory map'.H9 'Kernel Memory map'.M3:'Kernel Memory map'.M10" chart:data-source-has-labels="column" svg:x="0.114cm" svg:y="2.168cm" svg:width="3.059cm" svg:height="16.237cm">
          <chart:coordinate-region svg:x="1.238cm" svg:y="2.367cm" svg:width="1.935cm" svg:height="15.8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Kernel Memory map'.M3:'Kernel Memory map'.M3" chart:label-cell-address="'Kernel Memory map'.H3:'Kernel Memory map'.H3" chart:class="chart:bar">
            <chart:data-point/>
          </chart:series>
          <chart:series chart:style-name="ch9" chart:values-cell-range-address="'Kernel Memory map'.M4:'Kernel Memory map'.M4" chart:label-cell-address="'Kernel Memory map'.H4:'Kernel Memory map'.H4" chart:class="chart:bar">
            <chart:data-point/>
          </chart:series>
          <chart:series chart:style-name="ch10" chart:values-cell-range-address="'Kernel Memory map'.M5:'Kernel Memory map'.M5" chart:label-cell-address="'Kernel Memory map'.H5:'Kernel Memory map'.H5" chart:class="chart:bar">
            <chart:data-point/>
          </chart:series>
          <chart:series chart:style-name="ch11" chart:values-cell-range-address="'Kernel Memory map'.M6:'Kernel Memory map'.M6" chart:label-cell-address="'Kernel Memory map'.H6:'Kernel Memory map'.H6" chart:class="chart:bar">
            <chart:data-point/>
          </chart:series>
          <chart:series chart:style-name="ch12" chart:values-cell-range-address="'Kernel Memory map'.M7:'Kernel Memory map'.M7" chart:label-cell-address="'Kernel Memory map'.H6:'Kernel Memory map'.H6" chart:class="chart:bar">
            <chart:data-point/>
          </chart:series>
          <chart:series chart:style-name="ch13" chart:values-cell-range-address="'Kernel Memory map'.M8:'Kernel Memory map'.M8" chart:label-cell-address="'Kernel Memory map'.H7:'Kernel Memory map'.H7" chart:class="chart:bar">
            <chart:data-point/>
          </chart:series>
          <chart:series chart:style-name="ch14" chart:values-cell-range-address="'Kernel Memory map'.M9:'Kernel Memory map'.M9" chart:label-cell-address="'Kernel Memory map'.H8:'Kernel Memory map'.H8" chart:class="chart:bar">
            <chart:data-point/>
          </chart:series>
          <chart:series chart:style-name="ch15" chart:values-cell-range-address="'Kernel Memory map'.M10:'Kernel Memory map'.M10" chart:label-cell-address="'Kernel Memory map'.H9:'Kernel Memory map'.H9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Boot0 IVT</text:p>
                <draw:g>
                  <svg:desc>'Kernel Memory map'.H3:'Kernel Memory map'.H3</svg:desc>
                </draw:g>
              </table:table-cell>
              <table:table-cell office:value-type="float" office:value="4">
                <text:p>4</text:p>
                <draw:g>
                  <svg:desc>'Kernel Memory map'.M3:'Kernel Memory map'.M3</svg:desc>
                </draw:g>
              </table:table-cell>
            </table:table-row>
            <table:table-row>
              <table:table-cell office:value-type="string">
                <text:p>GDT</text:p>
                <draw:g>
                  <svg:desc>'Kernel Memory map'.H4:'Kernel Memory map'.H4</svg:desc>
                </draw:g>
              </table:table-cell>
              <table:table-cell office:value-type="float" office:value="4">
                <text:p>4</text:p>
                <draw:g>
                  <svg:desc>'Kernel Memory map'.M4:'Kernel Memory map'.M4</svg:desc>
                </draw:g>
              </table:table-cell>
            </table:table-row>
            <table:table-row>
              <table:table-cell office:value-type="string">
                <text:p>Boot Info</text:p>
                <draw:g>
                  <svg:desc>'Kernel Memory map'.H5:'Kernel Memory map'.H5</svg:desc>
                </draw:g>
              </table:table-cell>
              <table:table-cell office:value-type="float" office:value="4">
                <text:p>4</text:p>
                <draw:g>
                  <svg:desc>'Kernel Memory map'.M5:'Kernel Memory map'.M5</svg:desc>
                </draw:g>
              </table:table-cell>
            </table:table-row>
            <table:table-row>
              <table:table-cell office:value-type="string">
                <text:p>User stack</text:p>
                <draw:g>
                  <svg:desc>'Kernel Memory map'.H6:'Kernel Memory map'.H6</svg:desc>
                </draw:g>
              </table:table-cell>
              <table:table-cell office:value-type="float" office:value="128">
                <text:p>128</text:p>
                <draw:g>
                  <svg:desc>'Kernel Memory map'.M6:'Kernel Memory map'.M6</svg:desc>
                </draw:g>
              </table:table-cell>
            </table:table-row>
            <table:table-row>
              <table:table-cell office:value-type="string">
                <text:p>User stack</text:p>
                <draw:g>
                  <svg:desc>'Kernel Memory map'.H6:'Kernel Memory map'.H6</svg:desc>
                </draw:g>
              </table:table-cell>
              <table:table-cell office:value-type="float" office:value="128">
                <text:p>128</text:p>
                <draw:g>
                  <svg:desc>'Kernel Memory map'.M7:'Kernel Memory map'.M7</svg:desc>
                </draw:g>
              </table:table-cell>
            </table:table-row>
            <table:table-row>
              <table:table-cell office:value-type="string">
                <text:p>Kernel stack</text:p>
                <draw:g>
                  <svg:desc>'Kernel Memory map'.H7:'Kernel Memory map'.H7</svg:desc>
                </draw:g>
              </table:table-cell>
              <table:table-cell office:value-type="float" office:value="244">
                <text:p>244</text:p>
                <draw:g>
                  <svg:desc>'Kernel Memory map'.M8:'Kernel Memory map'.M8</svg:desc>
                </draw:g>
              </table:table-cell>
            </table:table-row>
            <table:table-row>
              <table:table-cell office:value-type="string">
                <text:p>Free (min)</text:p>
                <draw:g>
                  <svg:desc>'Kernel Memory map'.H8:'Kernel Memory map'.H8</svg:desc>
                </draw:g>
              </table:table-cell>
              <table:table-cell office:value-type="float" office:value="127">
                <text:p>127</text:p>
                <draw:g>
                  <svg:desc>'Kernel Memory map'.M9:'Kernel Memory map'.M9</svg:desc>
                </draw:g>
              </table:table-cell>
            </table:table-row>
            <table:table-row>
              <table:table-cell office:value-type="string">
                <text:p>Free (ext)</text:p>
                <draw:g>
                  <svg:desc>'Kernel Memory map'.H9:'Kernel Memory map'.H9</svg:desc>
                </draw:g>
              </table:table-cell>
              <table:table-cell office:value-type="float" office:value="NaN">
                <text:p>NaN</text:p>
                <draw:g>
                  <svg:desc>'Kernel Memory map'.M10:'Kernel Memory map'.M1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